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5e94" officeooo:paragraph-rsid="000a5e94"/>
    </style:style>
    <style:style style:name="P2" style:family="paragraph" style:parent-style-name="Standard">
      <style:text-properties fo:font-weight="bold" officeooo:rsid="000a5e94" officeooo:paragraph-rsid="000a5e94" style:font-weight-asian="bold" style:font-weight-complex="bold"/>
    </style:style>
    <style:style style:name="P3" style:family="paragraph" style:parent-style-name="Standard">
      <style:text-properties fo:font-weight="normal" officeooo:rsid="000a5e94" officeooo:paragraph-rsid="000a5e9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ål Elias och Martin:</text:p>
      <text:p text:style-name="P1"/>
      <text:p text:style-name="P2">v45</text:p>
      <text:p text:style-name="P1">Få premilinärt klart User-klassen samt dess underklasser, med variabler samt funktioner utan beroende av SQL-control.</text:p>
      <text:p text:style-name="P1"/>
      <text:p text:style-name="P2">v46</text:p>
      <text:p text:style-name="P1">Jobba med kommunikation mellan User och SQL-control.</text:p>
      <text:p text:style-name="P1"/>
      <text:p text:style-name="P2">v47</text:p>
      <text:p text:style-name="P1">Klara med kommunikationen</text:p>
      <text:p text:style-name="P1"/>
      <text:p text:style-name="P2">v48</text:p>
      <text:p text:style-name="P1">Samarbeta med Tobias och Jonatan om kommunikationen med databasen.</text:p>
      <text:p text:style-name="P1"/>
      <text:p text:style-name="P2">Mål Jonatan och Tobias:</text:p>
      <text:p text:style-name="P1"/>
      <text:p text:style-name="P2">v45</text:p>
      <text:p text:style-name="P1">Kunna connect:a till databasen genom appen. </text:p>
      <text:p text:style-name="P1"/>
      <text:p text:style-name="P2">v46</text:p>
      <text:p text:style-name="P1">Börja kommunikationen mellan SQL-control och databasen</text:p>
      <text:p text:style-name="P1"/>
      <text:p text:style-name="P2">v47</text:p>
      <text:p text:style-name="P1">Klara med kommunikationen.</text:p>
      <text:p text:style-name="P1"/>
      <text:p text:style-name="P2">v48</text:p>
      <text:p text:style-name="P3">Samarbeta med Tobias och Jonatan om kommunikationen med databas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5:42:43.193672921</meta:creation-date>
    <dc:date>2014-11-06T15:58:09.887337296</dc:date>
    <meta:editing-duration>PT16S</meta:editing-duration>
    <meta:editing-cycles>1</meta:editing-cycles>
    <meta:document-statistic meta:table-count="0" meta:image-count="0" meta:object-count="0" meta:page-count="1" meta:paragraph-count="18" meta:word-count="74" meta:character-count="518" meta:non-whitespace-character-count="461"/>
    <meta:generator>LibreOffice/4.2.7.2$Linux_X86_64 LibreOffice_project/420m0$Build-2</meta:generator>
  </office:meta>
</office:document-meta>
</file>